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kolar-Light-Cyrillic" svg:font-family="Skolar-Light-Cyrillic, Georgia, 'Times New Roman', Times, serif"/>
    <style:font-face style:name="sans-serif" svg:font-family="sans-serif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</style:style>
    <style:style style:name="P2" style:family="paragraph" style:parent-style-name="Standard" style:list-style-name="WW8Num1">
      <style:paragraph-properties>
        <style:tab-stops>
          <style:tab-stop style:position="6.191cm"/>
        </style:tab-stops>
      </style:paragraph-properties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paragraph-properties>
        <style:tab-stops>
          <style:tab-stop style:position="6.191cm"/>
        </style:tab-stops>
      </style:paragraph-properties>
      <style:text-properties fo:language="uk" fo:country="UA"/>
    </style:style>
    <style:style style:name="P5" style:family="paragraph" style:parent-style-name="Standard" style:list-style-name="WW8Num1">
      <style:paragraph-properties>
        <style:tab-stops>
          <style:tab-stop style:position="6.191cm"/>
        </style:tab-stops>
      </style:paragraph-properties>
      <style:text-properties fo:language="uk" fo:country="UA"/>
    </style:style>
    <style:style style:name="P6" style:family="paragraph" style:parent-style-name="Standard">
      <style:paragraph-properties>
        <style:tab-stops>
          <style:tab-stop style:position="6.191cm"/>
        </style:tab-stops>
      </style:paragraph-properties>
      <style:text-properties fo:language="uk" fo:country="UA" fo:font-weight="bold" style:font-weight-asian="bold"/>
    </style:style>
    <style:style style:name="P7" style:family="paragraph" style:parent-style-name="Standard" style:list-style-name="WW8Num1">
      <style:paragraph-properties>
        <style:tab-stops>
          <style:tab-stop style:position="6.191cm"/>
        </style:tab-stops>
      </style:paragraph-properties>
      <style:text-properties fo:language="uk" fo:country="UA" fo:font-weight="bold" style:font-weight-asian="bold"/>
    </style:style>
    <style:style style:name="P8" style:family="paragraph" style:parent-style-name="Standard" style:list-style-name="L1">
      <style:text-properties fo:language="uk" fo:country="UA"/>
    </style:style>
    <style:style style:name="P9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Times New Roman" fo:font-size="12pt" fo:language="uk" fo:country="UA" style:font-size-asian="12pt" style:font-size-complex="12pt"/>
    </style:style>
    <style:style style:name="P11" style:family="paragraph" style:parent-style-name="Standard" style:list-style-name="WW8Num1">
      <style:paragraph-properties>
        <style:tab-stops>
          <style:tab-stop style:position="6.191cm"/>
          <style:tab-stop style:position="10.253cm"/>
        </style:tab-stops>
      </style:paragraph-properties>
    </style:style>
    <style:style style:name="P12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6.191cm"/>
          <style:tab-stop style:position="10.253cm"/>
        </style:tab-stops>
      </style:paragraph-properties>
      <style:text-properties style:use-window-font-color="true" style:font-name="Times New Roman" fo:font-size="12pt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6.191cm"/>
        </style:tab-stops>
      </style:paragraph-properties>
      <style:text-properties style:use-window-font-color="true" style:font-name="Times New Roman" fo:font-size="12pt" fo:language="uk" fo:country="UA" style:text-underline-style="none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6.191cm"/>
        </style:tab-stops>
      </style:paragraph-properties>
      <style:text-properties style:use-window-font-color="true" style:font-name="Times New Roman" fo:font-size="12pt" fo:language="uk" fo:country="UA" style:text-underline-style="none" style:font-size-asian="12pt" style:font-size-complex="12pt"/>
    </style:style>
    <style:style style:name="P16" style:family="paragraph" style:parent-style-name="Standard" style:list-style-name="WW8Num2">
      <style:text-properties style:use-window-font-color="true" style:font-name="Times New Roman" fo:font-size="12pt" fo:language="uk" fo:country="UA" style:font-size-asian="12pt" style:font-size-complex="12pt"/>
    </style:style>
    <style:style style:name="P17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6.191cm"/>
        </style:tab-stops>
      </style:paragraph-properties>
      <style:text-properties fo:font-variant="normal" fo:text-transform="none" style:use-window-font-color="tru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P19" style:family="paragraph" style:parent-style-name="Standard">
      <style:paragraph-properties>
        <style:tab-stops>
          <style:tab-stop style:position="6.191cm"/>
        </style:tab-stops>
      </style:paragraph-properties>
      <style:text-properties fo:font-variant="normal" fo:text-transform="none" style:use-window-font-color="tru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P20" style:family="paragraph" style:parent-style-name="Standard" style:list-style-name="WW8Num1">
      <style:paragraph-properties>
        <style:tab-stops>
          <style:tab-stop style:position="6.191cm"/>
        </style:tab-stops>
      </style:paragraph-properties>
      <style:text-properties fo:font-variant="normal" fo:text-transform="none" style:use-window-font-color="tru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P21" style:family="paragraph" style:parent-style-name="Standard">
      <style:text-properties fo:font-variant="normal" fo:text-transform="none" style:use-window-font-color="true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P22" style:family="paragraph" style:parent-style-name="Standard">
      <style:paragraph-properties>
        <style:tab-stops>
          <style:tab-stop style:position="6.191cm"/>
          <style:tab-stop style:position="10.253cm"/>
        </style:tab-stops>
      </style:paragraph-properties>
      <style:text-properties fo:font-variant="normal" fo:text-transform="none" style:use-window-font-color="true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P23" style:family="paragraph" style:parent-style-name="Standard" style:list-style-name="WW8Num2"/>
    <style:style style:name="P24" style:family="paragraph" style:parent-style-name="Standard" style:list-style-name="L1"/>
    <style:style style:name="P25" style:family="paragraph" style:parent-style-name="Standard" style:list-style-name="L1">
      <style:text-properties fo:language="ru" fo:country="RU"/>
    </style:style>
    <style:style style:name="P26" style:family="paragraph" style:parent-style-name="Standard">
      <style:paragraph-properties>
        <style:tab-stops>
          <style:tab-stop style:position="6.191cm"/>
        </style:tab-stops>
      </style:paragraph-properties>
    </style:style>
    <style:style style:name="P27" style:family="paragraph" style:parent-style-name="Standard" style:list-style-name="WW8Num1" style:master-page-name="Standard">
      <style:paragraph-properties style:page-number="auto">
        <style:tab-stops>
          <style:tab-stop style:position="6.191cm"/>
        </style:tab-stops>
      </style:paragraph-properties>
      <style:text-properties fo:language="uk" fo:country="UA" fo:font-weight="bold" style:font-weight-asian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text-underline-style="none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202124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202124" style:font-name="Times New Roman" fo:font-size="12pt" fo:letter-spacing="normal" fo:font-style="normal" fo:font-weight="bold" style:font-size-asian="12pt" style:font-style-asian="normal" style:font-weight-asian="bold" style:font-size-complex="12pt"/>
    </style:style>
    <style:style style:name="T6" style:family="text">
      <style:text-properties fo:font-variant="normal" fo:text-transform="none" fo:color="#202124" style:font-name="Times New Roman" fo:font-size="12pt" fo:letter-spacing="normal" style:font-size-asian="12pt" style:font-size-complex="12pt"/>
    </style:style>
    <style:style style:name="T7" style:family="text">
      <style:text-properties fo:font-variant="normal" fo:text-transform="none" fo:color="#202122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font-variant="normal" fo:text-transform="none" fo:color="#202122" fo:letter-spacing="normal" fo:language="uk" fo:country="UA"/>
    </style:style>
    <style:style style:name="T9" style:family="text">
      <style:text-properties fo:font-variant="normal" fo:text-transform="none" fo:color="#202122" style:font-name="sans-serif" fo:font-size="8.39999961853027pt" fo:letter-spacing="normal" fo:language="uk" fo:country="UA" fo:font-style="normal" fo:font-weight="normal"/>
    </style:style>
    <style:style style:name="T10" style:family="text">
      <style:text-properties fo:font-variant="normal" fo:text-transform="none" fo:color="#202122" fo:font-size="8.39999961853027pt" fo:letter-spacing="normal" fo:language="uk" fo:country="UA" fo:font-style="normal" fo:font-weight="normal"/>
    </style:style>
    <style:style style:name="T11" style:family="text">
      <style:text-properties fo:font-variant="normal" fo:text-transform="none" fo:color="#202122" style:font-name="Times New Roman" fo:letter-spacing="normal" fo:language="uk" fo:country="UA"/>
    </style:style>
    <style:style style:name="T12" style:family="text">
      <style:text-properties fo:font-variant="normal" fo:text-transform="none" fo:color="#202122" style:font-name="Times New Roman" fo:letter-spacing="normal" fo:language="uk" fo:country="UA" fo:font-style="normal" fo:font-weight="normal"/>
    </style:style>
    <style:style style:name="T13" style:family="text">
      <style:text-properties fo:font-variant="normal" fo:text-transform="none" fo:color="#202122" style:font-name="Times New Roman" fo:font-size="8.39999961853027pt" fo:letter-spacing="normal" fo:language="uk" fo:country="UA" fo:font-style="normal" fo:font-weight="normal"/>
    </style:style>
    <style:style style:name="T14" style:family="text">
      <style:text-properties fo:font-variant="normal" fo:text-transform="none" fo:color="#202122" style:font-name="Times New Roman" fo:font-size="12pt" fo:letter-spacing="normal" fo:language="uk" fo:country="UA" style:font-size-asian="12pt" style:font-size-complex="12pt"/>
    </style:style>
    <style:style style:name="T15" style:family="text">
      <style:text-properties fo:font-variant="normal" fo:text-transform="none" fo:color="#202122" style:font-name="Times New Roman" fo:font-size="12pt" fo:letter-spacing="normal" fo:language="uk" fo:country="UA" fo:font-style="normal" fo:font-weight="normal" style:font-size-asian="12pt" style:font-size-complex="12pt"/>
    </style:style>
    <style:style style:name="T16" style:family="text">
      <style:text-properties fo:font-variant="normal" fo:text-transform="none" fo:language="uk" fo:country="UA"/>
    </style:style>
    <style:style style:name="T17" style:family="text">
      <style:text-properties fo:font-variant="normal" fo:text-transform="none" style:text-line-through-style="none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style:text-line-through-style="none" style:font-name="Times New Roman" fo:font-size="12pt" fo:letter-spacing="normal" fo:language="uk" fo:country="UA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style:text-line-through-style="non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style:text-line-through-style="none" fo:language="uk" fo:country="UA"/>
    </style:style>
    <style:style style:name="T21" style:family="text">
      <style:text-properties fo:font-variant="normal" fo:text-transform="none" style:text-line-through-style="none" style:font-name="Times New Roman" fo:font-size="12pt" fo:letter-spacing="normal" fo:language="uk" fo:country="UA" fo:font-style="normal" style:text-underline-style="none" fo:font-weight="normal" style:text-blinking="false" fo:background-color="#ffffff" style:font-size-asian="12pt" style:font-size-complex="12pt"/>
    </style:style>
    <style:style style:name="T22" style:family="text">
      <style:text-properties fo:font-variant="normal" fo:text-transform="none" style:text-line-through-style="none" style:font-name="Times New Roman" fo:font-size="12pt" fo:letter-spacing="normal" fo:language="uk" fo:country="UA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style:use-window-font-color="tru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style:use-window-font-color="true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font-variant="normal" fo:text-transform="none" style:use-window-font-color="true" style:font-name="Times New Roman" fo:font-size="12pt" fo:letter-spacing="normal" fo:language="uk" fo:country="UA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style:use-window-font-color="true" style:font-name="Times New Roman" fo:font-size="12pt" fo:letter-spacing="normal" fo:language="uk" fo:country="UA" style:text-underline-style="none" style:font-size-asian="12pt" style:font-size-complex="12pt"/>
    </style:style>
    <style:style style:name="T27" style:family="text">
      <style:text-properties fo:font-variant="normal" fo:text-transform="none" style:use-window-font-color="true" style:font-name="Times New Roman" fo:font-size="12pt" fo:letter-spacing="normal" fo:language="uk" fo:country="UA" style:font-size-asian="12pt" style:font-size-complex="12pt"/>
    </style:style>
    <style:style style:name="T28" style:family="text">
      <style:text-properties fo:font-variant="normal" fo:text-transform="none" style:use-window-font-color="true" style:font-name="Times New Roman" fo:font-size="12pt" fo:letter-spacing="normal" fo:language="uk" fo:country="UA" style:text-underline-style="solid" style:text-underline-width="auto" style:text-underline-color="font-color" style:font-size-asian="12pt" style:font-size-complex="12pt"/>
    </style:style>
    <style:style style:name="T2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30" style:family="text">
      <style:text-properties fo:font-variant="normal" fo:text-transform="none" style:use-window-font-color="true" style:text-line-through-style="non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T31" style:family="text">
      <style:text-properties fo:font-variant="normal" fo:text-transform="none" style:use-window-font-color="true" style:text-line-through-style="none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T32" style:family="text">
      <style:text-properties fo:font-variant="normal" fo:text-transform="none" style:use-window-font-color="true" style:text-line-through-style="none" style:font-name="Times New Roman" fo:font-size="12pt" fo:letter-spacing="normal" fo:language="uk" fo:country="UA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33" style:family="text">
      <style:text-properties fo:font-variant="normal" fo:text-transform="none" style:use-window-font-color="true" style:text-line-through-style="none" style:font-name="Times New Roman" fo:font-size="12pt" fo:letter-spacing="normal" fo:language="uk" fo:country="UA" fo:font-style="normal" style:text-underline-style="none" fo:font-weight="normal" style:text-blinking="false" fo:background-color="#ffffff" style:font-size-asian="12pt" style:font-size-complex="12pt"/>
    </style:style>
    <style:style style:name="T34" style:family="text">
      <style:text-properties fo:font-variant="normal" fo:text-transform="none" style:use-window-font-color="true" style:text-line-through-style="none" style:font-name="Times New Roman" fo:font-size="12pt" fo:letter-spacing="normal" fo:language="uk" fo:country="UA" fo:font-style="normal" style:text-underline-style="none" fo:font-weight="normal" style:text-blinking="false" style:font-size-asian="12pt" style:font-size-complex="12pt"/>
    </style:style>
    <style:style style:name="T35" style:family="text">
      <style:text-properties fo:font-variant="normal" fo:text-transform="none" style:use-window-font-color="true" style:text-line-through-style="none" style:font-name="Times New Roman" fo:font-size="12pt" fo:letter-spacing="normal" fo:language="en" fo:country="US" fo:font-style="normal" style:text-underline-style="none" fo:font-weight="normal" style:text-blinking="false" fo:background-color="#ffffff" style:font-size-asian="12pt" style:font-size-complex="12pt"/>
    </style:style>
    <style:style style:name="T36" style:family="text">
      <style:text-properties fo:font-variant="normal" fo:text-transform="none" style:use-window-font-color="true" style:font-name="Times New Roman" fo:font-size="12pt" fo:letter-spacing="normal" fo:language="uk" fo:country="UA" style:font-size-asian="12pt" style:font-size-complex="12pt"/>
    </style:style>
    <style:style style:name="T37" style:family="text">
      <style:text-properties fo:font-variant="normal" fo:text-transform="none" style:use-window-font-color="true" style:font-name="Times New Roman" fo:font-size="12pt" fo:letter-spacing="normal" fo:language="uk" fo:country="UA" fo:font-style="normal" fo:font-weight="normal" style:font-size-asian="12pt" style:font-size-complex="12pt"/>
    </style:style>
    <style:style style:name="T3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font-size-asian="12pt" style:font-size-complex="12pt"/>
    </style:style>
    <style:style style:name="T39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style:font-size-asian="12pt" style:font-style-asian="normal" style:font-weight-asian="normal" style:font-size-complex="12pt"/>
    </style:style>
    <style:style style:name="T40" style:family="text">
      <style:text-properties fo:font-variant="normal" fo:text-transform="none" fo:color="#1f2124" style:font-name="Skolar-Light-Cyrillic" fo:font-size="10.8000001907349pt" fo:letter-spacing="normal" fo:language="uk" fo:country="UA" fo:font-style="normal" fo:font-weight="normal"/>
    </style:style>
    <style:style style:name="T41" style:family="text">
      <style:text-properties fo:font-variant="normal" fo:text-transform="none" fo:color="#1f2124" fo:letter-spacing="normal" fo:language="uk" fo:country="UA"/>
    </style:style>
    <style:style style:name="T42" style:family="text">
      <style:text-properties fo:font-variant="normal" fo:text-transform="none" fo:color="#1f2124" fo:letter-spacing="normal" fo:language="uk" fo:country="UA" fo:font-style="normal" fo:font-weight="normal"/>
    </style:style>
    <style:style style:name="T43" style:family="text">
      <style:text-properties fo:font-variant="normal" fo:text-transform="none" fo:color="#1f2124" fo:font-size="10.8000001907349pt" fo:letter-spacing="normal" fo:language="uk" fo:country="UA" fo:font-style="normal" fo:font-weight="normal"/>
    </style:style>
    <style:style style:name="T44" style:family="text">
      <style:text-properties fo:font-variant="normal" fo:text-transform="none" fo:color="#1f2124" style:font-name="Times New Roman" fo:letter-spacing="normal" fo:language="uk" fo:country="UA"/>
    </style:style>
    <style:style style:name="T45" style:family="text">
      <style:text-properties fo:font-variant="normal" fo:text-transform="none" fo:color="#1f2124" style:font-name="Times New Roman" fo:font-size="12pt" fo:letter-spacing="normal" fo:language="uk" fo:country="UA" style:font-size-asian="12pt" style:font-size-complex="12pt"/>
    </style:style>
    <style:style style:name="T46" style:family="text">
      <style:text-properties fo:font-variant="normal" fo:text-transform="none" fo:color="#0b0080" style:text-line-through-style="none" fo:letter-spacing="normal" fo:language="uk" fo:country="UA" fo:font-style="normal" style:text-underline-style="none" fo:font-weight="normal" style:text-blinking="false"/>
    </style:style>
    <style:style style:name="T47" style:family="text">
      <style:text-properties fo:font-variant="normal" fo:text-transform="none" fo:color="#0b0080" style:text-line-through-style="none" style:font-name="sans-serif" fo:letter-spacing="normal" fo:language="uk" fo:country="UA" fo:font-style="normal" style:text-underline-style="none" fo:font-weight="normal" style:text-blinking="false"/>
    </style:style>
    <style:style style:name="T48" style:family="text">
      <style:text-properties fo:font-variant="normal" fo:text-transform="none" fo:color="#0b0080" style:text-line-through-style="none" style:font-name="sans-serif" fo:font-size="8.39999961853027pt" fo:letter-spacing="normal" fo:language="uk" fo:country="UA" fo:font-style="normal" style:text-underline-style="none" fo:font-weight="normal" style:text-blinking="false" fo:background-color="#ffffff"/>
    </style:style>
    <style:style style:name="T49" style:family="text">
      <style:text-properties fo:font-variant="normal" fo:text-transform="none" fo:color="#0b0080" style:text-line-through-style="none" fo:font-size="8.39999961853027pt" fo:letter-spacing="normal" fo:language="uk" fo:country="UA" fo:font-style="normal" style:text-underline-style="none" fo:font-weight="normal" style:text-blinking="false" fo:background-color="#ffffff"/>
    </style:style>
    <style:style style:name="T50" style:family="text">
      <style:text-properties fo:font-variant="normal" fo:text-transform="none" fo:color="#0b0080" style:text-line-through-style="none" style:font-name="Times New Roman" fo:font-size="8.39999961853027pt" fo:letter-spacing="normal" fo:language="uk" fo:country="UA" fo:font-style="normal" style:text-underline-style="none" fo:font-weight="normal" style:text-blinking="false" fo:background-color="#ffffff"/>
    </style:style>
    <style:style style:name="T51" style:family="text">
      <style:text-properties fo:font-variant="normal" fo:text-transform="none" fo:color="#0b0080" style:text-line-through-style="none" style:font-name="Times New Roman" fo:letter-spacing="normal" fo:language="uk" fo:country="UA" fo:font-style="normal" style:text-underline-style="none" fo:font-weight="normal" style:text-blinking="false"/>
    </style:style>
    <style:style style:name="T52" style:family="text">
      <style:text-properties fo:font-variant="normal" fo:text-transform="none" fo:color="#0b0080" style:text-line-through-style="none" style:font-name="Times New Roman" fo:letter-spacing="normal" fo:language="uk" fo:country="UA" fo:font-style="normal" style:text-underline-style="none" fo:font-weight="normal" style:text-blinking="false" fo:background-color="#ffffff"/>
    </style:style>
    <style:style style:name="T53" style:family="text">
      <style:text-properties fo:font-variant="normal" fo:text-transform="none" fo:color="#0b0080" style:text-line-through-style="none" style:font-name="Times New Roman" fo:font-size="12pt" fo:letter-spacing="normal" fo:language="uk" fo:country="UA" fo:font-style="normal" style:text-underline-style="none" fo:font-weight="normal" style:text-blinking="false" fo:background-color="#ffffff" style:font-size-asian="12pt" style:font-size-complex="12pt"/>
    </style:style>
    <style:style style:name="T54" style:family="text">
      <style:text-properties fo:font-variant="normal" fo:text-transform="none" fo:color="#0b0080" style:text-line-through-style="none" style:font-name="Times New Roman" fo:font-size="12pt" fo:letter-spacing="normal" fo:language="uk" fo:country="UA" fo:font-style="normal" style:text-underline-style="none" fo:font-weight="normal" style:text-blinking="false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uk" fo:country="UA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uk" fo:country="UA" fo:font-style="normal" fo:font-weight="normal" style:font-size-asian="12pt" style:font-size-complex="12pt"/>
    </style:style>
    <style:style style:name="T57" style:family="text">
      <style:text-properties fo:font-variant="normal" fo:text-transform="none" fo:letter-spacing="normal" fo:language="uk" fo:country="UA"/>
    </style:style>
    <style:style style:name="T58" style:family="text">
      <style:text-properties fo:font-variant="normal" fo:text-transform="none" fo:letter-spacing="normal" fo:language="uk" fo:country="UA" fo:font-style="normal" fo:font-weight="normal"/>
    </style:style>
    <style:style style:name="T59" style:family="text">
      <style:text-properties fo:font-variant="normal" fo:text-transform="none" style:font-name="Times New Roman" fo:font-size="12pt" fo:letter-spacing="normal" fo:language="uk" fo:country="UA" fo:font-style="normal" style:text-underline-style="none" fo:font-weight="normal" style:font-size-asian="12pt" style:font-style-asian="normal" style:font-weight-asian="normal" style:font-size-complex="12pt"/>
    </style:style>
    <style:style style:name="T60" style:family="text">
      <style:text-properties fo:font-variant="normal" fo:text-transform="none" style:font-name="Times New Roman" fo:font-size="12pt" fo:letter-spacing="normal" fo:language="uk" fo:country="UA" style:text-underline-style="none" style:font-size-asian="12pt" style:font-size-complex="12pt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fo:language="uk" fo:country="UA" style:font-size-asian="12pt" style:font-size-complex="12pt"/>
    </style:style>
    <style:style style:name="T63" style:family="text">
      <style:text-properties style:font-name="Times New Roman" fo:font-size="12pt" fo:language="uk" fo:country="UA" style:text-underline-style="none" style:font-size-asian="12pt" style:font-size-complex="12pt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style:text-underline-style="none"/>
    </style:style>
    <style:style style:name="T66" style:family="text">
      <style:text-properties style:use-window-font-color="true" fo:language="uk" fo:country="UA"/>
    </style:style>
    <style:style style:name="T67" style:family="text">
      <style:text-properties style:use-window-font-color="true" fo:language="uk" fo:country="UA" style:text-underline-style="none"/>
    </style:style>
    <style:style style:name="T68" style:family="text">
      <style:text-properties style:use-window-font-color="true" fo:language="uk" fo:country="UA" style:text-underline-style="solid" style:text-underline-width="auto" style:text-underline-color="font-color"/>
    </style:style>
    <style:style style:name="T69" style:family="text">
      <style:text-properties style:use-window-font-color="true" style:font-name="Times New Roman" fo:font-size="12pt" fo:language="uk" fo:country="UA" style:text-underline-style="none" style:font-size-asian="12pt" style:font-size-complex="12pt"/>
    </style:style>
    <style:style style:name="T70" style:family="text">
      <style:text-properties style:use-window-font-color="true" style:font-name="Times New Roman" fo:font-size="12pt" fo:language="uk" fo:country="UA" style:font-size-asian="12pt" style:font-size-complex="12pt"/>
    </style:style>
    <style:style style:name="T71" style:family="text">
      <style:text-properties style:use-window-font-color="true" style:font-name="Times New Roman" fo:font-size="12pt" fo:language="uk" fo:country="UA" style:text-underline-style="solid" style:text-underline-width="auto" style:text-underline-color="font-color" style:font-size-asian="12pt" style:font-size-complex="12pt"/>
    </style:style>
    <style:style style:name="T72" style:family="text">
      <style:text-properties style:use-window-font-color="true" style:font-name="Times New Roman" fo:font-size="12pt" style:font-size-asian="12pt" style:font-size-complex="12pt"/>
    </style:style>
    <style:style style:name="T73" style:family="text">
      <style:text-properties style:use-window-font-color="true" style:font-name="Times New Roman" fo:font-size="12pt" fo:language="uk" fo:country="UA" style:font-size-asian="12pt" style:font-size-complex="12pt"/>
    </style:style>
    <style:style style:name="T74" style:family="text">
      <style:text-properties style:use-window-font-color="true" style:font-name="Times New Roman" fo:font-size="12pt" style:font-size-asian="12pt" style:font-size-complex="12pt"/>
    </style:style>
    <style:style style:name="T75" style:family="text">
      <style:text-properties style:use-window-font-color="true" style:text-underline-style="solid" style:text-underline-width="auto" style:text-underline-color="font-color"/>
    </style:style>
    <style:style style:name="T76" style:family="text">
      <style:text-properties style:text-underline-style="none"/>
    </style:style>
    <style:style style:name="T77" style:family="text">
      <style:text-properties style:font-name="Times New Roman" fo:language="uk" fo:country="UA"/>
    </style:style>
    <style:style style:name="T78" style:family="text">
      <style:text-properties style:font-name="Times New Roman" fo:font-size="12pt" fo:language="uk" fo:country="UA" style:font-size-asian="12pt" style:font-size-complex="12pt"/>
    </style:style>
    <style:style style:name="T7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625829" text:style-name="WW8Num1">
        <text:list-item>
          <text:p text:style-name="P27">Тривалість Першої світової <text:s/>війни.</text:p>
        </text:list-item>
      </text:list>
      <text:p text:style-name="P6">січень 1914 р. - вересень 1918 р. </text:p>
      <text:p text:style-name="P6">липень 1914 р. - грудень 1918 р. </text:p>
      <text:p text:style-name="P6">вересень 1914 р. - вересень <text:s/>1918 р. </text:p>
      <text:p text:style-name="P6">серпень 1914 р. - листопад 1918 р. </text:p>
      <text:p text:style-name="P6">серпень 1915 р. - листопад 1919 р. </text:p>
      <text:p text:style-name="P6">листопад 1915 р. - листопад 1919 р. <text:s text:c="9"/>4</text:p>
      <text:list xml:id="list22251308" text:continue-numbering="true" text:style-name="WW8Num1">
        <text:list-item>
          <text:p text:style-name="P7">Які країни входили до військового союзу Антанта під час Першої світової війни?</text:p>
        </text:list-item>
      </text:list>
      <text:p text:style-name="P6">Велика Британія Російська Імперія Німеччина Австро-Угорщина </text:p>
      <text:p text:style-name="P6">Велика Британія Франція Німеччина Австро-Угорщина</text:p>
      <text:p text:style-name="P6">Російська Імперія Німеччина Османська Імперія</text:p>
      <text:p text:style-name="P6">Російська Імперія Німеччина Австро-Угорщина Польща Болгарія</text:p>
      <text:p text:style-name="P6">Велика Британія Франція Російська Імперія </text:p>
      <text:p text:style-name="P6">Велика Британія <text:s/>Російська Імперія Польща Болгарія <text:s text:c="9"/>5</text:p>
      <text:list xml:id="list22248447" text:continue-numbering="true" text:style-name="WW8Num1">
        <text:list-item>
          <text:p text:style-name="P7">Координаійний центр, заснований керівниками найвпливовіших партій Галичини <text:s/>1 серпня 1914 року <text:s/>з початком Першої світової війни, яка відкривала перспективи для набуття державності України.</text:p>
        </text:list-item>
      </text:list>
      <text:p text:style-name="P6">Товариство Українських Поступовців</text:p>
      <text:p text:style-name="P6">Українська Бойова <text:s/>Управа</text:p>
      <text:p text:style-name="P6">Українські Січові Стрільці</text:p>
      <text:p text:style-name="P6">Головна Українська Рада, згодом Загальна Українська Рада</text:p>
      <text:p text:style-name="P6">Союз Визволення України</text:p>
      <text:p text:style-name="P6">Організаія Українських <text:s/>Націоналістів <text:s text:c="6"/>4</text:p>
      <text:list xml:id="list22221367" text:continue-numbering="true" text:style-name="WW8Num1">
        <text:list-item>
          <text:p text:style-name="P7">Ініціатор створення і фактичний керівник Союзу Визволення України, створеного <text:s/>з початком Першої світової війни. </text:p>
        </text:list-item>
      </text:list>
      <text:p text:style-name="P1">Кость Левицький <text:s/><text:span text:style-name="T1">(1859 р. — 1941 р.)</text:span></text:p>
      <text:p text:style-name="P4">Михайло Галущинський <text:s/>(1878 р. — 1931 р.)</text:p>
      <text:p text:style-name="P4">Андрій Жук (1880 р. — 1968 р.)</text:p>
      <text:p text:style-name="P4">Володимир Дорошенко (1869 р. — 1963 р.) </text:p>
      <text:p text:style-name="P4">Симон Петлюра <text:s/>(1879 р. — 1926 р.)</text:p>
      <text:p text:style-name="P4">Михайло Грушевський <text:s/>(1866 — 1934) <text:s text:c="6"/>3</text:p>
      <text:list xml:id="list22243438" text:continue-numbering="true" text:style-name="WW8Num1">
        <text:list-item>
          <text:p text:style-name="P5">Українські Січові Стрільці:</text:p>
        </text:list-item>
      </text:list>
      <text:p text:style-name="P4">Український добровольчий легіон в складі австро-угорської армії часів Перщої світової війни.</text:p>
      <text:p text:style-name="P4">Українська Повстанська Армія</text:p>
      <text:p text:style-name="P4">Чорносотенці</text:p>
      <text:p text:style-name="P4">Українські Січові Стрільці</text:p>
      <text:p text:style-name="P4">Лісові браття</text:p>
      <text:p text:style-name="P4">Українська Бойова Управа</text:p>
      <text:p text:style-name="P4">Гайдамацький кош</text:p>
      <text:list xml:id="list22247012" text:continue-numbering="true" text:style-name="WW8Num1">
        <text:list-item>
          <text:p text:style-name="P2"><text:span text:style-name="T4">Державно-політичні акти, грамоти-прокламації, які видавала Українська Центральна </text:span><text:span text:style-name="T5">Рада</text:span><text:span text:style-name="T6"> </text:span><text:span text:style-name="T4">для широкого загалу. Визначили етапи створення </text:span><text:span text:style-name="T5">Української</text:span><text:span text:style-name="T6"> </text:span><text:span text:style-name="T4">держави — від автономної до самостійної.</text:span><text:span text:style-name="T61"> Зо формою подібні до одноіменних актів гетьманів Української козацької держави </text:span><text:span text:style-name="T62">17 ст.</text:span></text:p>
        </text:list-item>
      </text:list>
      <text:p text:style-name="P9">універсали</text:p>
      <text:p text:style-name="P13">декрети</text:p>
      <text:p text:style-name="P9">маніфести</text:p>
      <text:p text:style-name="P9">катехізиси</text:p>
      <text:p text:style-name="P9">пакти</text:p>
      <text:p text:style-name="P9">ухвали</text:p>
      <text:list xml:id="list22235431" text:continue-numbering="true" text:style-name="WW8Num1">
        <text:list-item>
          <text:p text:style-name="P2"><text:span text:style-name="T7">Українська Центральна Рада <text:s/>з власної ініціативи прийняла </text:span><text:a xlink:type="simple" xlink:href="https://uk.wikipedia.org/wiki/Третій_Універсал_Української_Центральної_Ради"><text:span text:style-name="Internet_20_link"><text:span text:style-name="T17">ІІІ Універсал</text:span></text:span></text:a><text:span text:style-name="T7">, який проголошував заснування Української Народної Республіки як автономії в складі федеративної небільшовицької Російської держави:</text:span><text:span text:style-name="T62"> </text:span></text:p>
        </text:list-item>
      </text:list>
      <text:p text:style-name="P10"><text:soft-page-break/>31 липня 2017 р.</text:p>
      <text:p text:style-name="P10">9 січня 2017 р.</text:p>
      <text:p text:style-name="P10">20 листопада 2017 р.</text:p>
      <text:p text:style-name="P10">9 січня 2018 р.</text:p>
      <text:p text:style-name="P14">31 липня 2018 р.</text:p>
      <text:p text:style-name="P14">20 листопада 2018 р. <text:s text:c="3"/>3</text:p>
      <text:list xml:id="list22220703" text:continue-numbering="true" text:style-name="WW8Num1">
        <text:list-item>
          <text:p text:style-name="P2"><text:span text:style-name="T65">Брест</text:span><text:span text:style-name="T67">-Литовський мирний догові</text:span><text:span text:style-name="T69">р від 9 лютого 1918 р. - п</text:span><text:span text:style-name="T23">ерший </text:span><text:a xlink:type="simple" xlink:href="https://uk.wikipedia.org/wiki/Мирна_угода"><text:span text:style-name="Internet_20_link"><text:span text:style-name="T30">мирний договір</text:span></text:span></text:a><text:span text:style-name="T26"> </text:span><text:span text:style-name="T23">підписаний за наслідками </text:span><text:span text:style-name="Internet_20_link"><text:span text:style-name="T30">Першої світової війни</text:span></text:span><text:span text:style-name="T26"> </text:span><text:a xlink:type="simple" xlink:href="https://uk.wikipedia.org/wiki/1914"><text:span text:style-name="Internet_20_link"><text:span text:style-name="T30">1914</text:span></text:span></text:a><text:span text:style-name="T26">–</text:span><text:a xlink:type="simple" xlink:href="https://uk.wikipedia.org/wiki/1918"><text:span text:style-name="Internet_20_link"><text:span text:style-name="T30">1918</text:span></text:span></text:a><text:span text:style-name="T26"> </text:span><text:span text:style-name="T23">років.</text:span><text:span text:style-name="T69"> - мирна угода між:</text:span></text:p>
        </text:list-item>
      </text:list>
      <text:p text:style-name="P1"><text:a xlink:type="simple" xlink:href="https://uk.wikipedia.org/wiki/Українська_Народна_Республіка"><text:span text:style-name="Internet_20_link"><text:span text:style-name="T30">УНР</text:span></text:span></text:a><text:span text:style-name="T26"> </text:span><text:span text:style-name="T23">з одного боку та Росій</text:span><text:a xlink:type="simple" xlink:href="https://uk.wikipedia.org/wiki/Османська_імперія"><text:span text:style-name="Internet_20_link"><text:span text:style-name="T30">ською імперією</text:span></text:span></text:a><text:span text:style-name="T26">  </text:span><text:span text:style-name="T23">з другого.</text:span><text:span text:style-name="T69"> </text:span></text:p>
      <text:p text:style-name="P1"><text:a xlink:type="simple" xlink:href="https://uk.wikipedia.org/wiki/Українська_Народна_Республіка"><text:span text:style-name="Internet_20_link"><text:span text:style-name="T30">УНР</text:span></text:span></text:a><text:span text:style-name="T23"> з одного боку та </text:span><text:a xlink:type="simple" xlink:href="https://uk.wikipedia.org/wiki/Німецька_імперія"><text:span text:style-name="Internet_20_link"><text:span text:style-name="T30">Німецькою імперією</text:span></text:span></text:a><text:span text:style-name="T23">, </text:span><text:a xlink:type="simple" xlink:href="https://uk.wikipedia.org/wiki/Австро-Угорщина"><text:span text:style-name="Internet_20_link"><text:span text:style-name="T30">Австро-Угорською імперією</text:span></text:span></text:a><text:span text:style-name="T23">, </text:span><text:a xlink:type="simple" xlink:href="https://uk.wikipedia.org/wiki/Османська_імперія"><text:span text:style-name="Internet_20_link"><text:span text:style-name="T30">Османською імперією</text:span></text:span></text:a><text:span text:style-name="T26"> </text:span><text:span text:style-name="T23">і </text:span><text:a xlink:type="simple" xlink:href="https://uk.wikipedia.org/wiki/Третє_Болгарське_царство"><text:span text:style-name="Internet_20_link"><text:span text:style-name="T30">Болгарським царством</text:span></text:span></text:a><text:span text:style-name="T26"> </text:span><text:span text:style-name="T23">з другого.</text:span><text:span text:style-name="T69"> </text:span></text:p>
      <text:p text:style-name="P1"><text:span text:style-name="T30">Російською імперією</text:span><text:span text:style-name="T23"> з одного боку та </text:span><text:a xlink:type="simple" xlink:href="https://uk.wikipedia.org/wiki/Німецька_імперія"><text:span text:style-name="Internet_20_link"><text:span text:style-name="T30">Німецькою імперією</text:span></text:span></text:a><text:span text:style-name="T23">, </text:span><text:span text:style-name="T30">Австро-Угорською імперією та</text:span><text:span text:style-name="T23"> </text:span><text:a xlink:type="simple" xlink:href="https://uk.wikipedia.org/wiki/Османська_імперія"><text:span text:style-name="Internet_20_link"><text:span text:style-name="T30">Османською імперією</text:span></text:span></text:a><text:span text:style-name="T26"> </text:span><text:span text:style-name="T23">другого.</text:span><text:span text:style-name="T69"> </text:span></text:p>
      <text:p text:style-name="P1"><text:a xlink:type="simple" xlink:href="https://uk.wikipedia.org/wiki/Українська_Народна_Республіка"><text:span text:style-name="Internet_20_link"><text:span text:style-name="T30">УНР</text:span></text:span></text:a><text:span text:style-name="T23">  та </text:span><text:span text:style-name="T30">Російською імперією</text:span><text:span text:style-name="T23"> з одного боку та </text:span><text:a xlink:type="simple" xlink:href="https://uk.wikipedia.org/wiki/Німецька_імперія"><text:span text:style-name="Internet_20_link"><text:span text:style-name="T30">Німецькою імперією</text:span></text:span></text:a><text:span text:style-name="T23">, </text:span><text:span text:style-name="T30">Австро-Угорською імперією та</text:span><text:span text:style-name="T23"> </text:span><text:a xlink:type="simple" xlink:href="https://uk.wikipedia.org/wiki/Османська_імперія"><text:span text:style-name="Internet_20_link"><text:span text:style-name="T30">Османською імперією</text:span></text:span></text:a><text:span text:style-name="T26"> </text:span><text:span text:style-name="T23">з другого.</text:span><text:span text:style-name="T69"> </text:span></text:p>
      <text:p text:style-name="P1"><text:a xlink:type="simple" xlink:href="https://uk.wikipedia.org/wiki/Українська_Народна_Республіка"><text:span text:style-name="Internet_20_link"><text:span text:style-name="T30">УНР</text:span></text:span></text:a><text:span text:style-name="T23">  та </text:span><text:span text:style-name="T30">Російською імперією</text:span><text:span text:style-name="T23"> з одного боку та </text:span><text:span text:style-name="T30">Німецькою імперією </text:span><text:span text:style-name="T23">з другого.</text:span><text:span text:style-name="T69"> </text:span></text:p>
      <text:p text:style-name="P1"><text:a xlink:type="simple" xlink:href="https://uk.wikipedia.org/wiki/Українська_Народна_Республіка"><text:span text:style-name="Internet_20_link"><text:span text:style-name="T30">УНР</text:span></text:span></text:a><text:span text:style-name="T23">  та </text:span><text:span text:style-name="T30">Російською імперією</text:span><text:span text:style-name="T23"> з одного боку та </text:span><text:a xlink:type="simple" xlink:href="https://uk.wikipedia.org/wiki/Османська_імперія"><text:span text:style-name="Internet_20_link"><text:span text:style-name="T30">Османською імперією</text:span></text:span></text:a><text:span text:style-name="T26">  </text:span><text:span text:style-name="T23">з другого.</text:span><text:span text:style-name="T69"> <text:s text:c="2"/>2</text:span></text:p>
      <text:list xml:id="list22225387" text:continue-numbering="true" text:style-name="WW8Num1">
        <text:list-item>
          <text:p text:style-name="P20">Полковник Армії УНР, очільник Кримської операції проти більшовиків з метою встановлення на території півострова української влади та взяття під контроль Чорноморського флоту.</text:p>
        </text:list-item>
      </text:list>
      <text:p text:style-name="P18">Симон Петлюра</text:p>
      <text:p text:style-name="P18">Нестор Махно</text:p>
      <text:p text:style-name="P18">Григорій Котовський</text:p>
      <text:p text:style-name="P18">Павло Скоропадський</text:p>
      <text:p text:style-name="P18">Петро Болбочан <text:s text:c="3"/>6</text:p>
      <text:list xml:id="list22221864" text:continue-numbering="true" text:style-name="WW8Num1">
        <text:list-item>
          <text:p text:style-name="P11"><text:span text:style-name="T7">Український державн</text:span><text:span text:style-name="T24">ий  </text:span><text:a xlink:type="simple" xlink:href="https://uk.wikipedia.org/wiki/Політик"><text:span text:style-name="Internet_20_link"><text:span text:style-name="T17">політичний</text:span></text:span></text:a><text:span text:style-name="T24"> і гро</text:span><text:span text:style-name="T7">мадський діяч, військовик</text:span><text:span text:style-name="T24"> . У 1918 р. - гетьман Українськох держави.</text:span></text:p>
        </text:list-item>
      </text:list>
      <text:p text:style-name="P22">Павло Скоропадський</text:p>
      <text:p text:style-name="P22">Симон Петлюра</text:p>
      <text:p text:style-name="P22">Володимир Винниченко</text:p>
      <text:p text:style-name="P22">Володимир Чехівський</text:p>
      <text:p text:style-name="P22">Михайло Грушевський</text:p>
      <text:p text:style-name="P22">Євген Петрушевич <text:s text:c="4"/>1</text:p>
      <text:list xml:id="list22246282" text:continue-numbering="true" text:style-name="WW8Num1">
        <text:list-item>
          <text:p text:style-name="P11"><text:span text:style-name="T39">Яка інституція в січні 1919 р. легітимізувала владу Директорії УНР?</text:span><text:span text:style-name="T24"> </text:span></text:p>
        </text:list-item>
      </text:list>
      <text:p text:style-name="Standard"><text:tab/>Світовий конгрес українців</text:p>
      <text:p text:style-name="Standard"><text:tab/>Національний конгрес</text:p>
      <text:p text:style-name="Standard"><text:tab/>Трудовий <text:s/>конгрес</text:p>
      <text:p text:style-name="Standard"><text:tab/>Хліборобський конгрес</text:p>
      <text:p text:style-name="Standard"><text:span text:style-name="T64"><text:tab/>Ц</text:span><text:span text:style-name="T72">ентральна рада</text:span></text:p>
      <text:p text:style-name="Standard"><text:span text:style-name="T72"><text:tab/>Селянська спілка <text:s text:c="2"/></text:span><text:span text:style-name="T70">3</text:span></text:p>
      <text:list xml:id="list41627420" text:style-name="WW8Num2">
        <text:list-item>
          <text:p text:style-name="P23"><text:span text:style-name="T70">Д</text:span><text:span text:style-name="T29">ень проголошення Акту Злуки Української Народної Республіки й Західноукраїнської Народної Республіки, що відбулося:</text:span></text:p>
        </text:list-item>
      </text:list>
      <text:p text:style-name="Standard"><text:span text:style-name="T29"><text:tab/></text:span><text:span text:style-name="T24">1 листопада 1918 р.</text:span><text:span text:style-name="T29"><text:tab/></text:span></text:p>
      <text:p text:style-name="P21"><text:tab/>20 листопада 1918 р.</text:p>
      <text:p text:style-name="Standard"><text:span text:style-name="T29"><text:tab/></text:span><text:span text:style-name="T24">9 січня 1919 р.</text:span></text:p>
      <text:p text:style-name="P21">22 січня 1919 р.</text:p>
      <text:p text:style-name="P21">23 січня 1919 р.</text:p>
      <text:p text:style-name="P21">24 серпня 1919 р. <text:s text:c="2"/>4</text:p>
      <text:list xml:id="list22240975" text:continue-numbering="true" text:style-name="WW8Num2">
        <text:list-item>
          <text:p text:style-name="P16"/>
        </text:list-item>
      </text:list>
      <text:p text:style-name="P12">14. Що не було причиною поразки Української Центральної Ради?</text:p>
      <text:p text:style-name="P12">відсутність підтримки національної <text:s/>програми УЦР <text:s/>з боку політично <text:s/>активного міського населення внаслідок переважання росіян у всіх великих містах України.</text:p>
      <text:p text:style-name="P12"><text:soft-page-break/>Неспроможність лідерів УНР <text:s/>здійснювати активну соціальну політиу в умовах радянської анархії, яка панувала під гаслом «експропріації експропріаторів»</text:p>
      <text:p text:style-name="P12">Відсутність міжнародної підтримки держав, які перемагали в Першій світовій війні</text:p>
      <text:p text:style-name="P12">Неспроможність лідерів УНР створити сильну вертикаль влади, щоб здійснювати свою політику на периферії</text:p>
      <text:p text:style-name="P12">Міжпартійні й особистісні суперечності всередині <text:s/>керівництва УЦР</text:p>
      <text:p text:style-name="P12">Ненадання національним меншинам можливості отримати право національно –персональних автономій <text:s text:c="3"/>6</text:p>
      <text:p text:style-name="P12">15. Встановлення комуністичної влади в Україні, створення Украї́нської Соціалісти́чної Радя́нської Респу́бліки, УСРР ( згодом УРСР)</text:p>
      <text:p text:style-name="P12">Листопад 1918 р.</text:p>
      <text:p text:style-name="P12">Грудень 1918 р.</text:p>
      <text:p text:style-name="P12">Січень 1919 р.</text:p>
      <text:p text:style-name="P12">Березень 1919 р.<text:tab/></text:p>
      <text:p text:style-name="P12">Травень 1919 р.</text:p>
      <text:p text:style-name="P12">Червень 1919 р. <text:s text:c="8"/>3</text:p>
      <text:p text:style-name="P12">16. Яке збройне формування не брало участі в боротьбі за владу протягом 1919 року на території України?</text:p>
      <text:p text:style-name="P12">Добровольча армія генерала Антона Денікіна</text:p>
      <text:p text:style-name="P12">Польська армія Юзефа Пілсудського</text:p>
      <text:p text:style-name="P12">Червона армія</text:p>
      <text:p text:style-name="P12">Об’єднання <text:s/>Армій УНР і ЗУНР</text:p>
      <text:p text:style-name="P12">Селянські загони «батька» Нестора Махна</text:p>
      <text:p text:style-name="P12">Українська Галицька армія <text:s text:c="3"/>2</text:p>
      <text:p text:style-name="P12">Хто не має відношення до Українсського образотворчого мистецтва <text:s/>в перщі десятиріч чя 200 ст.</text:p>
      <text:p text:style-name="P12">Михайло Бойчук</text:p>
      <text:p text:style-name="P12">Георгій Нарбут</text:p>
      <text:p text:style-name="P12">Олександр Мурашко</text:p>
      <text:p text:style-name="P12">Давид Бурлюк</text:p>
      <text:p text:style-name="P12">Михайло Птуха</text:p>
      <text:p text:style-name="P12">Василь Кричевський <text:s text:c="2"/>5</text:p>
      <text:p text:style-name="P12"/>
      <text:p text:style-name="P3"><text:tab/></text:p>
      <text:p text:style-name="Standard"/>
      <text:list xml:id="list42247814" text:style-name="L1">
        <text:list-item>
          <text:p text:style-name="P24"><text:span text:style-name="T1">Яка подія не мала місце в 20-і роки 20 сторіччя в Україні?</text:span></text:p>
          <text:p text:style-name="P24">Було створено <text:s/>Союз Радянських Соціалістичних Республік.</text:p>
          <text:p text:style-name="P24">Масовий голод в південних регіонах Украї<text:span text:style-name="T1">ни 1921 — 1923 рр, спричинений господарюванням комуністичної влади.</text:span></text:p>
          <text:p text:style-name="P24"><text:span text:style-name="T1">Побудовано ДніпроГЕС.</text:span></text:p>
          <text:p text:style-name="P24"><text:span text:style-name="T1">Створення Організації Український Націоналістів (ОУН).</text:span></text:p>
          <text:p text:style-name="P24"><text:span text:style-name="T1">Створення Української Автокефольної Православної Церкви (УАПЦ)</text:span></text:p>
          <text:p text:style-name="P24"><text:span text:style-name="T1">Смерть В. І. Леніна <text:s text:c="4"/>3</text:span></text:p>
        </text:list-item>
        <text:list-item>
          <text:p text:style-name="P24"><text:span text:style-name="T1">Яка подія не мала місце в світовій Історії 30-х років 20 сторіччя?</text:span></text:p>
          <text:p text:style-name="P24"><text:span text:style-name="T1">Голодомор в Україні.</text:span></text:p>
          <text:p text:style-name="P24"><text:span text:style-name="T1">Перший чемпіонат світу з футболу в Уругваї.</text:span></text:p>
          <text:p text:style-name="P24"><text:span text:style-name="T1">Початок Другої Світової Війни.</text:span></text:p>
          <text:p text:style-name="P24"><text:span text:style-name="T1">Приєднання країн Прибалтики до СРСР.</text:span></text:p>
          <text:p text:style-name="P24"><text:span text:style-name="T1">Народження С. Бандери.</text:span></text:p>
          <text:p text:style-name="P24"><text:span text:style-name="T1">Світова економічна криза відома як “Велика депресія”. <text:s text:c="4"/>5</text:span></text:p>
        </text:list-item>
        <text:list-item>
          <text:p text:style-name="P24"><text:span text:style-name="T1"><text:s/>Якій країні не нележали території сучасної України в 20-х 30-х роках 20 сторіччя?</text:span></text:p>
          <text:p text:style-name="P24"><text:span text:style-name="T1">Румунія</text:span></text:p>
          <text:p text:style-name="P24"><text:span text:style-name="T1">Польща</text:span></text:p>
          <text:p text:style-name="P24"><text:span text:style-name="T1">Чехословаччина</text:span></text:p>
          <text:p text:style-name="P24"><text:soft-page-break/><text:span text:style-name="T1">Туреччина</text:span></text:p>
          <text:p text:style-name="P24"><text:span text:style-name="T1">Угорщина</text:span></text:p>
          <text:p text:style-name="P24"><text:span text:style-name="T1">СР</text:span><text:span text:style-name="T62">СР<text:tab/><text:tab/></text:span><text:span text:style-name="T70"><text:tab/>4</text:span></text:p>
        </text:list-item>
        <text:list-item>
          <text:p text:style-name="P24"><text:span text:style-name="T27"> У</text:span><text:span text:style-name="T37">країнський </text:span><text:span text:style-name="T33">літературний критик</text:span><text:span text:style-name="T37">, </text:span><text:a xlink:type="simple" xlink:href="https://uk.wikipedia.org/wiki/Публіцист"><text:span text:style-name="T33">публіцист</text:span></text:a><text:span text:style-name="T37">, філософ, </text:span><text:span text:style-name="T33">політичний діяч.</text:span><text:span text:style-name="T37"> Головний ідеолог українського </text:span><text:span text:style-name="T33">інтегрального націоналізму. </text:span><text:span text:style-name="T37">«</text:span><text:span text:style-name="T38">Д</text:span><text:span text:style-name="T37">уховний батько» Організації українських націоналістів (ОУН).</text:span><text:span text:style-name="T70"> </text:span></text:p>
          <text:p text:style-name="P8"><text:span text:style-name="T72">Д. Донцов</text:span></text:p>
          <text:p text:style-name="P25"><text:span text:style-name="T72">С. Петлюра</text:span></text:p>
          <text:p text:style-name="P25"><text:span text:style-name="T72">М. Грушевський</text:span></text:p>
          <text:p text:style-name="P25"><text:span text:style-name="T72">В. </text:span><text:span text:style-name="T70">Вінниченко</text:span></text:p>
          <text:p text:style-name="P25"><text:span text:style-name="T70">Н. Махно</text:span></text:p>
          <text:p text:style-name="P25"><text:span text:style-name="T70">Є. Коновалець <text:s text:c="5"/>1</text:span></text:p>
        </text:list-item>
        <text:list-item>
          <text:p text:style-name="P25"><text:span text:style-name="T70">Початок Другої Світової Війни.</text:span></text:p>
          <text:p text:style-name="P25"><text:span text:style-name="T70">9 травня 1939 р.</text:span></text:p>
          <text:p text:style-name="P25"><text:span text:style-name="T70">1 вересня 1939 р.</text:span></text:p>
          <text:p text:style-name="P25"><text:span text:style-name="T70">17 вересня 1939 р.</text:span></text:p>
          <text:p text:style-name="P25"><text:span text:style-name="T70">22 вересня 1939 р.</text:span></text:p>
          <text:p text:style-name="P25"><text:span text:style-name="T70">21 червня 1941 р.</text:span></text:p>
          <text:p text:style-name="P25"><text:span text:style-name="T70">22 червня 1941 р. <text:s text:c="3"/>2</text:span></text:p>
        </text:list-item>
        <text:list-item>
          <text:p text:style-name="P25"><text:span text:style-name="T70">Яке місто не є <text:s/>містом-героєм за часів Другої світової війни?</text:span></text:p>
          <text:p text:style-name="P25"><text:span text:style-name="T70">Київ</text:span></text:p>
          <text:p text:style-name="P25"><text:span text:style-name="T70">Одеса</text:span></text:p>
          <text:p text:style-name="P25"><text:span text:style-name="T70">Донецьк</text:span></text:p>
          <text:p text:style-name="P25"><text:span text:style-name="T70">Керч</text:span></text:p>
          <text:p text:style-name="P25"><text:span text:style-name="T70">Севастополь</text:span></text:p>
          <text:p text:style-name="P25"><text:span text:style-name="T70">Брест </text:span></text:p>
        </text:list-item>
        <text:list-item>
          <text:p text:style-name="P25"><text:span text:style-name="T70">Де переважно перебував С. Бандери під час Другої Світової війни.</text:span></text:p>
          <text:p text:style-name="P25"><text:span text:style-name="T70">В еміграції в Німеччині</text:span></text:p>
          <text:p text:style-name="P25"><text:span text:style-name="T70">В складіУкраїнськой Повстанської Армії (УПА) воював проти Радянської Армії</text:span></text:p>
          <text:p text:style-name="P25"><text:span text:style-name="T70">В складі німецького підрозділу воював проти Радянської Армії.</text:span></text:p>
          <text:p text:style-name="P25"><text:span text:style-name="T70">Переховувався в тилу на території СРСР.</text:span></text:p>
          <text:p text:style-name="P25"><text:span text:style-name="T70">В німецькому конентраційному таборі.</text:span></text:p>
          <text:p text:style-name="P25"><text:span text:style-name="T70">В Сибіру на засланні. <text:s text:c="4"/>5</text:span></text:p>
        </text:list-item>
        <text:list-item>
          <text:p text:style-name="P25"><text:span text:style-name="T70">Яка подія не мала місце під час Другої Світової війни?</text:span></text:p>
          <text:p text:style-name="P25"><text:span text:style-name="T70">Депортація кримсько-татарського народу з Криму до Середної Азії.</text:span></text:p>
          <text:p text:style-name="P25"><text:span text:style-name="T70">Впровадєення німецькими нацистами політики винищення єврейського населення</text:span></text:p>
          <text:p text:style-name="P25"><text:span text:style-name="T70">Створення Української Повстанської Армії ( УПА)</text:span></text:p>
          <text:p text:style-name="P25"><text:span text:style-name="T70">Масоване вивезення населення з окупованих територій на примувові роботи до Німеччини</text:span></text:p>
          <text:p text:style-name="P25"><text:span text:style-name="T70">Масоване знищення Руською Визвольною Армією (РВА) генерала А. Власова польський офіерів під Смоленськом.</text:span></text:p>
          <text:p text:style-name="P25"><text:span text:style-name="T70">Збройна агресія <text:s/>СРСР проти Фінляндії <text:s text:c="3"/>5</text:span></text:p>
        </text:list-item>
        <text:list-item>
          <text:p text:style-name="P25"><text:span text:style-name="T70">Закінчення Другої Світової війни</text:span></text:p>
          <text:p text:style-name="P25"><text:span text:style-name="T70">8 травня 1945 р.</text:span></text:p>
          <text:p text:style-name="P25"><text:span text:style-name="T70">9 травня 1945 р.</text:span></text:p>
          <text:p text:style-name="P25"><text:span text:style-name="T70">21 червня 1945 р.</text:span></text:p>
          <text:p text:style-name="P25"><text:span text:style-name="T70">22 червня 1945 р.</text:span></text:p>
          <text:p text:style-name="P25"><text:span text:style-name="T70">1 вересня 1945 р.</text:span></text:p>
          <text:p text:style-name="P25"><text:span text:style-name="T70">2 вересня 1945 р. <text:s text:c="2"/>6</text:span></text:p>
          <text:p text:style-name="P25"><text:span text:style-name="T70"/></text:p>
          <text:p text:style-name="P25"><text:span text:style-name="T70"/></text:p>
          <text:p text:style-name="P25"><text:span text:style-name="T70"/></text:p>
          <text:p text:style-name="P25"><text:span text:style-name="T70"/></text:p>
          <text:p text:style-name="P25"><text:span text:style-name="T70"/></text:p>
        </text:list-item>
      </text:list>
      <text:p text:style-name="P12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kolar-Light-Cyrillic" svg:font-family="Skolar-Light-Cyrillic, Georgia, 'Times New Roman', Times, serif"/>
    <style:font-face style:name="sans-serif" svg:font-family="sans-serif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1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Times New Roman" style:font-name-asian="Times New Roman" style:font-name-complex="Times New Roman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Основной_20_шрифт_20_абзаца" style:display-name="Основной шрифт абзаца" style:family="text"/>
    <style:style style:name="WW-Absatz-Standardschriftart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501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ame:</dc:title>
    <meta:initial-creator>A. Levchenko</meta:initial-creator>
    <meta:creation-date>2017-05-23T11:42:00</meta:creation-date>
    <dc:date>2021-01-06T02:01:04.09</dc:date>
    <meta:print-date>2004-04-02T14:52:00</meta:print-date>
    <meta:editing-cycles>11</meta:editing-cycles>
    <meta:editing-duration>PT04H28M51S</meta:editing-duration>
    <meta:generator>OpenOffice.org/3.2$Win32 OpenOffice.org_project/320m18$Build-9502</meta:generator>
    <meta:document-statistic meta:table-count="0" meta:image-count="0" meta:object-count="0" meta:page-count="5" meta:paragraph-count="176" meta:word-count="1076" meta:character-count="7584"/>
  </office:meta>
</office:document-meta>
</file>